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MMono10" svg:font-family="LMMono10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3.4465in" fo:margin-left="0in" fo:margin-right="3.4785in" table:align="margins"/>
    </style:style>
    <style:style style:name="Table6.A" style:family="table-column">
      <style:table-column-properties style:column-width="0.2576in" style:rel-column-width="371*"/>
    </style:style>
    <style:style style:name="Table6.B" style:family="table-column">
      <style:table-column-properties style:column-width="0.7347in" style:rel-column-width="1058*"/>
    </style:style>
    <style:style style:name="Table6.C" style:family="table-column">
      <style:table-column-properties style:column-width="0.8181in" style:rel-column-width="117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LMMono1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MMono10"/>
    </style:style>
    <style:style style:name="T5" style:family="text">
      <style:text-properties style:font-name="LMMono10" fo:font-style="normal" style:font-style-asian="normal" style:font-style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Arial" fo:font-style="italic" style:font-style-asian="italic" style:font-style-complex="italic"/>
    </style:style>
    <style:style style:name="T10" style:family="tex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style:text-underline-style="none" fo:font-weight="normal" style:font-weight-asian="normal" style:font-weight-complex="normal"/>
    </style:style>
    <style:style style:name="T17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rabalho Prático 2 – Redes de Computadores</text:p>
      <text:p text:style-name="P18"/>
      <text:p text:style-name="P18"/>
      <text:p text:style-name="P15">Pedro Araujo Pires</text:p>
      <text:p text:style-name="P15"/>
      <text:p text:style-name="P15"/>
      <text:p text:style-name="P18"/>
      <text:p text:style-name="P14">Protoclo UDP</text:p>
      <text:p text:style-name="P19"/>
      <text:p text:style-name="P17"><text:tab/>Para trocar informações entre computadores, além de estarem conectados, eles precisam entender o que representam os dados enviados através da rede. Este é o papel dos protocolos de rede. A Internet foi projetada através de camadas de protocolos. Deste modo os desenvolvedores teriam liberdade para criar e mudar as formas de comunicação <text:s/>protocolo UDP - User Datagram Protocol - fica na camada de transporte, como visto na figura. Isto significa que ele é responsável por passar uma mensagem vinda da rede para uma aplicação um nível acima. O UDP utiliza a forma de datagramas para enviar mensagens e não garante a confiabilidade do canal. Desta forma a aplicação fica responsável pelo tratamento de possíveis erros na transmissão de pacotes entre o cliente e o servidor.</text:p>
      <text:p text:style-name="P17"/>
      <text:p text:style-name="P17"/>
      <text:p text:style-name="P17"/>
      <text:p text:style-name="P14">Janela Deslizante</text:p>
      <text:p text:style-name="P17"/>
      <text:p text:style-name="P17"><text:tab/>Existem várias formas de estabelecer a confiabilidade da rede, que não é fornecida pelo protocolo UDP. Uma delas é o método Stop-and-wait. Basicamente, o transmissor envia cada pacote e espera sua confirmação para então poder enviar o próximo. A desvantagem deste método é que o canal permanece ocioso enquanto ele funciona com base na premissa de que antes de enviar um novo pacote, o transmissor deve ter certeza que o receptor recebeu o pacote anterior. Uma forma de permitir que o canal não fique ocioso é através da utilização de janelas deslizantes. Para isso são criados buffers para armazenar temporariamente os pacotes enviados e recebidos. Assim pode-se enviar pacotes simultaneamente.</text:p>
      <text:p text:style-name="P17"><text:tab/>O objetivo deste trabalho foi desenvolver uma aplicação no modelo cliente-servidor, em cima do protocolo UDP, utilizando o protocolo de janela deslizante Go-Back-N (janela do receptor tem tamanho de um pacote). O cliente envia ao servidor o nome do arquivo que deseja, e recebe este arquivo. Para isto deveria ser usada a biblioteca {\it sockets} do Unix.</text:p>
      <text:p text:style-name="P19"/>
      <text:p text:style-name="P19"/>
      <text:p text:style-name="P19"/>
      <text:p text:style-name="P14">Implementação</text:p>
      <text:p text:style-name="P17"></text:p>
      <text:p text:style-name="P17"><text:tab/>Para a temporização foi utilizado um tempo de <text:span text:style-name="T1">timeout</text:span> de 1 segundo, conforme sugerido na especificação do trabalho. Caso não chegue a confirmação do pacote detro desse tempo, o mesmo é retransmitido.</text:p>
      <text:p text:style-name="P17"><text:tab/>São quatro tipos de mensagens previstas para o protocolo implementado: mensagens de dados com cabeçalho 'MORE', indicando que ainda exitem mais pacotes a serem enviados, e com cabeçalho 'END', indicando que a transmissão do arquivo terminou; mensagens de confirmação, com cabeçalhos ACK, que indica que o pacote foi recebido em problemas, e e FAIL, que indica que houve um erro na transmissão. Entretanto, adotou-se um formato único de mensagem a ser usado nesse protocolo, cuja composição do cabeçalho é dada a seguir:</text:p>
      <text:list xml:id="list628096729" text:style-name="L1">
        <text:list-item>
          <text:p text:style-name="P24"><text:span text:style-name="T16">Byte 1: Tipo da mensagem (ACK, FAIL, MORE ou END)</text:span></text:p>
        </text:list-item>
        <text:list-item>
          <text:p text:style-name="P24"><text:span text:style-name="T16">Byte 2: Número de sequência do pacote</text:span></text:p>
        </text:list-item>
        <text:list-item>
          <text:p text:style-name="P24"><text:span text:style-name="T16">Último Byte: Checksum</text:span></text:p>
        </text:list-item>
      </text:list>
      <text:p text:style-name="P23"><text:span text:style-name="T16"/></text:p>
      <text:p text:style-name="P23"><text:span text:style-name="T16"/></text:p>
      <text:p text:style-name="P22"><text:span text:style-name="T6">Detecção de Erros</text:span></text:p>
      <text:p text:style-name="P23"><text:span text:style-name="T16"/></text:p>
      <text:p text:style-name="P23"><text:span text:style-name="T16"><text:tab/>O mecanismo de detecção de erros é baseado na temporização e na checagem do </text:span><text:span text:style-name="T10">checksum</text:span><text:span text:style-name="T8"> pelo cliente.</text:span></text:p>
      <text:p text:style-name="P23"><text:span text:style-name="T16"></text:span></text:p>
      <text:p text:style-name="P23"><text:soft-page-break/><text:span text:style-name="T16"/></text:p>
      <text:p text:style-name="P22"><text:span text:style-name="T6">Temporização</text:span></text:p>
      <text:p text:style-name="P23"><text:span text:style-name="T16"/></text:p>
      <text:p text:style-name="P23"><text:span text:style-name="T16"><text:tab/>Ao determinar um tempo de </text:span><text:span text:style-name="T10">timeout</text:span><text:span text:style-name="T16"> para os pacotes, caso não chegue a confirmação de um pacote esperado (o pacote necessário para deslizar a janela), ele é enviado novamente. Caso a temporização ocorra devido a uma perda do ACK, o cliente simplesmente reenvia o ACK quando o pacote chega novamente, e o descarta.</text:span></text:p>
      <text:p text:style-name="P23"><text:span text:style-name="T16"><text:tab/>Caso o pacote recebido não seja o esperado, o cliente o armazena na posição correspondente da janela para posterior processamento. Esse comportamento corresponde ao algoritmo </text:span><text:span text:style-name="T10">selective repeat</text:span><text:span text:style-name="T8">. </text:span></text:p>
      <text:p text:style-name="P23"><text:span text:style-name="T8"/></text:p>
      <text:p text:style-name="P23"><text:span text:style-name="T8"/></text:p>
      <text:p text:style-name="P22"><text:span text:style-name="T7">Checksum</text:span></text:p>
      <text:p text:style-name="P23"><text:span text:style-name="T16"/></text:p>
      <text:p text:style-name="P23"><text:span text:style-name="T16"><text:tab/>Um </text:span><text:span text:style-name="T10">checksum</text:span><text:span text:style-name="T8"> é anexado ao final do pacote antes do envio. Quando um pacote chega no cliente, este faz a checagem do </text:span><text:span text:style-name="T10">checksum</text:span><text:span text:style-name="T8">, e caso exista algum erro, o pacote é descartado e é enviado um pacote de confirmação que indica esse erro. Quando o servidor recebe esse cabeçalho, o pacote é reenviado independentemente do timeout.</text:span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0"><text:span text:style-name="T6">Metodologia</text:span></text:p>
      <text:p text:style-name="P23"><text:span text:style-name="T16"></text:span></text:p>
      <text:p text:style-name="P22"><text:span text:style-name="T6">Ambiente de testes</text:span></text:p>
      <text:p text:style-name="P23"><text:span text:style-name="T16"></text:span></text:p>
      <text:p text:style-name="P23"><text:span text:style-name="T16"><text:tab/>Os testes feitos foram realizados com o cliente executando numa máquina com as seguintes configurações:</text:span></text:p>
      <text:p text:style-name="P23"><text:span text:style-name="T16"></text:span></text:p>
      <text:list xml:id="list1554171878" text:style-name="L2">
        <text:list-item>
          <text:p text:style-name="P25"><text:span text:style-name="T16">Processador: <text:s/>Intel(R) Core(TM)2 CPU T7400 @ 2.16GHz</text:span></text:p>
        </text:list-item>
        <text:list-item>
          <text:p text:style-name="P25"><text:span text:style-name="T16">Cache: 32KB(L1) e 4MB(L2)</text:span></text:p>
        </text:list-item>
        <text:list-item>
          <text:p text:style-name="P25"><text:span text:style-name="T16">Memória: 2GB</text:span></text:p>
        </text:list-item>
        <text:list-item>
          <text:p text:style-name="P25"><text:span text:style-name="T16">Kernel: 2.6.32-41-generic</text:span></text:p>
        </text:list-item>
      </text:list>
      <text:p text:style-name="P23"><text:span text:style-name="T16"/></text:p>
      <text:p text:style-name="P23"><text:span text:style-name="T16">O servidor foi executado na máquina jaguar, do DCC. A conexão à rede foi feita através da rede </text:span><text:span text:style-name="T10">wireless</text:span><text:span text:style-name="T8"> UFMG, com o acesso à máquina jaguar sendo feito através da VPN do DCC.</text:span></text:p>
      <text:p text:style-name="P23"><text:span text:style-name="T16"/></text:p>
      <text:p text:style-name="P22"><text:span text:style-name="T6">Execução</text:span></text:p>
      <text:p text:style-name="P22"><text:span text:style-name="T16"/></text:p>
      <text:p text:style-name="P22"><text:span text:style-name="T16"><text:tab/>Cada teste foi executado quatro vezes, e os valores apresentados abaixo são a média dos resultados dos testes. Após cada teste, o arquivo fo verificado com o programa </text:span><text:span text:style-name="T10">md5sum</text:span><text:span text:style-name="T8">.</text:span></text:p>
      <text:p text:style-name="P23"><text:span text:style-name="T16"></text:span></text:p>
      <text:p text:style-name="P22"><text:span text:style-name="T6">Resultados</text:span></text:p>
      <text:p text:style-name="P23"><text:span text:style-name="T16"></text:span></text:p>
      <text:p text:style-name="P23"><text:span text:style-name="T16"><text:tab/>A tabela abaixo contém as velocidades obtidas nos testes para diferentes tamanhos de arquivos e de janelas. </text:span></text:p>
      <text:p text:style-name="P23"><text:span text:style-name="T16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row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>100 bytes</text:p>
          </table:table-cell>
          <table:table-cell table:style-name="Table6.A1" office:value-type="string">
            <text:p text:style-name="P26">1000 bytes</text:p>
          </table:table-cell>
          <table:table-cell table:style-name="Table6.A1" office:value-type="string">
            <text:p text:style-name="P26">4000 bytes</text:p>
          </table:table-cell>
          <table:table-cell table:style-name="Table6.E1" office:value-type="string">
            <text:p text:style-name="P26">8000 bytes</text:p>
          </table:table-cell>
        </table:table-row>
        <table:table-row>
          <table:table-cell table:style-name="Table6.A2" office:value-type="string">
            <text:p text:style-name="P26">2</text:p>
          </table:table-cell>
          <table:table-cell table:style-name="Table6.A2" office:value-type="string">
            <text:p text:style-name="P26">0.04</text:p>
          </table:table-cell>
          <table:table-cell table:style-name="Table6.A2" office:value-type="string">
            <text:p text:style-name="P26">1.53</text:p>
          </table:table-cell>
          <table:table-cell table:style-name="Table6.A2" office:value-type="string">
            <text:p text:style-name="P26">3.60</text:p>
          </table:table-cell>
          <table:table-cell table:style-name="Table6.E2" office:value-type="string">
            <text:p text:style-name="P26">31.68</text:p>
          </table:table-cell>
        </table:table-row>
        <table:table-row>
          <table:table-cell table:style-name="Table6.A2" office:value-type="string">
            <text:p text:style-name="P26">4</text:p>
          </table:table-cell>
          <table:table-cell table:style-name="Table6.A2" office:value-type="string">
            <text:p text:style-name="P26">0.01</text:p>
          </table:table-cell>
          <table:table-cell table:style-name="Table6.A2" office:value-type="string">
            <text:p text:style-name="P26">2.34</text:p>
          </table:table-cell>
          <table:table-cell table:style-name="Table6.A2" office:value-type="string">
            <text:p text:style-name="P26">4.31</text:p>
          </table:table-cell>
          <table:table-cell table:style-name="Table6.E2" office:value-type="string">
            <text:p text:style-name="P26">58.80</text:p>
          </table:table-cell>
        </table:table-row>
        <table:table-row>
          <table:table-cell table:style-name="Table6.A2" office:value-type="string">
            <text:p text:style-name="P26">8</text:p>
          </table:table-cell>
          <table:table-cell table:style-name="Table6.A2" office:value-type="string">
            <text:p text:style-name="P26">0.34</text:p>
          </table:table-cell>
          <table:table-cell table:style-name="Table6.A2" office:value-type="string">
            <text:p text:style-name="P26">8.31</text:p>
          </table:table-cell>
          <table:table-cell table:style-name="Table6.A2" office:value-type="string">
            <text:p text:style-name="P26">5.05</text:p>
          </table:table-cell>
          <table:table-cell table:style-name="Table6.E2" office:value-type="string">
            <text:p text:style-name="P26">97.07</text:p>
          </table:table-cell>
        </table:table-row>
        <table:table-row>
          <table:table-cell table:style-name="Table6.A2" office:value-type="string">
            <text:p text:style-name="P26">16</text:p>
          </table:table-cell>
          <table:table-cell table:style-name="Table6.A2" office:value-type="string">
            <text:p text:style-name="P26">0.58</text:p>
          </table:table-cell>
          <table:table-cell table:style-name="Table6.A2" office:value-type="string">
            <text:p text:style-name="P26">2.64</text:p>
          </table:table-cell>
          <table:table-cell table:style-name="Table6.A2" office:value-type="string">
            <text:p text:style-name="P26">4.0</text:p>
          </table:table-cell>
          <table:table-cell table:style-name="Table6.E2" office:value-type="string">
            <text:p text:style-name="P26">140.0</text:p>
          </table:table-cell>
        </table:table-row>
        <table:table-row>
          <table:table-cell table:style-name="Table6.A2" office:value-type="string">
            <text:p text:style-name="P26">32</text:p>
          </table:table-cell>
          <table:table-cell table:style-name="Table6.A2" office:value-type="string">
            <text:p text:style-name="P26">-</text:p>
          </table:table-cell>
          <table:table-cell table:style-name="Table6.A2" office:value-type="string">
            <text:p text:style-name="P26">-</text:p>
          </table:table-cell>
          <table:table-cell table:style-name="Table6.A2" office:value-type="string">
            <text:p text:style-name="P26">5.70</text:p>
          </table:table-cell>
          <table:table-cell table:style-name="Table6.E2" office:value-type="string">
            <text:p text:style-name="P26">157.67</text:p>
          </table:table-cell>
        </table:table-row>
      </table:table>
      <text:p text:style-name="P23"><text:span text:style-name="T16"/></text:p>
      <text:p text:style-name="P23"><text:span text:style-name="T16"><text:tab/>Foi observado que os resultados obtidos atenderam às nossas espectativas nos casos testados. A velocidade é máxima a partir do momento em que a janela é grande o suficiente para guardar a mensagem inteira.</text:span></text:p>
      <text:p text:style-name="P23"><text:soft-page-break/><text:span text:style-name="T16"/></text:p>
      <text:p text:style-name="P23"><text:span text:style-name="T16"/></text:p>
      <text:p text:style-name="P20"><text:span text:style-name="T6">Conclusão</text:span></text:p>
      <text:p text:style-name="P23"><text:span text:style-name="T16"/></text:p>
      <text:p text:style-name="P23"><text:span text:style-name="T16"><text:tab/>O protocolo da janela deslizante apresenta um maior desempenho na rede, pois consegue enviar mais pacotes em um intervalo de tempo menor. O protocolo Stop-and-Wait não consegue o mesmo desempenho pelo fato de esperar por cada confirmação do pacote que acabou de enviar, só enviando o próximo quando receber a confirmação do atual, o que resulta em baixa taxa de utilização da rede e consequente ineficiência na transmissão. Porém, como a função de recebimento causa uma espera no programa, esse resultado não é visto no tempo de execução.</text:span></text:p>
      <text:p text:style-name="P23"><text:span text:style-name="T16"><text:tab/>O trabalho foi de grande importância para conhecer a complexidade na implementação de protocolos de envio de arquivos. A teoria envolvida neste trabalho é bem simples, entretanto a implementação possui vários detalhes de funcionamento que a torna complexa de se codific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Mono10" svg:font-family="LMMono10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4-11T15:23:55</meta:creation-date>
    <dc:date>2012-06-15T12:19:21</dc:date>
    <dc:creator>Pedro Pires</dc:creator>
    <meta:editing-duration>PT07H45M32S</meta:editing-duration>
    <meta:editing-cycles>95</meta:editing-cycles>
    <meta:generator>OpenOffice.org/3.2$Linux OpenOffice.org_project/320m12$Build-9483</meta:generator>
    <meta:document-statistic meta:table-count="1" meta:image-count="0" meta:object-count="0" meta:page-count="3" meta:paragraph-count="72" meta:word-count="918" meta:character-count="5621"/>
  </office:meta>
</office:document-meta>
</file>